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FFFF00"/>
    </style:style>
    <style:style style:name="T5" style:parent-style-name="DefaultParagraphFont" style:family="text">
      <style:text-properties fo:background-color="#FFFF00"/>
    </style:style>
    <style:style style:name="P6" style:parent-style-name="Normal" style:family="paragraph">
      <style:text-properties fo:background-color="#FFFF00"/>
    </style:style>
    <style:style style:name="T7" style:parent-style-name="DefaultParagraphFont" style:family="text">
      <style:text-properties fo:background-color="#FFFF00"/>
    </style:style>
    <style:style style:name="T8" style:parent-style-name="DefaultParagraphFont" style:family="text">
      <style:text-properties fo:background-color="#FFFF00"/>
    </style:style>
    <style:style style:name="P9" style:parent-style-name="Normal" style:family="paragraph">
      <style:text-properties fo:background-color="#FFFF00"/>
    </style:style>
    <style:style style:name="P10" style:parent-style-name="Normal" style:family="paragraph">
      <style:text-properties fo:background-color="#FFFF00"/>
    </style:style>
    <style:style style:name="T11" style:parent-style-name="DefaultParagraphFont" style:family="text">
      <style:text-properties fo:background-color="#FFFF00"/>
    </style:style>
    <style:style style:name="P12" style:parent-style-name="Normal" style:family="paragraph">
      <style:text-properties fo:background-color="#FFFF00"/>
    </style:style>
    <style:style style:name="P13" style:parent-style-name="Normal" style:family="paragraph">
      <style:text-properties fo:background-color="#FFFF00"/>
    </style:style>
    <style:style style:name="T14" style:parent-style-name="DefaultParagraphFont" style:family="text">
      <style:text-properties fo:background-color="#FFFF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Week3 Exercise</text:p>
      <text:p text:style-name="Normal"/>
      <text:p text:style-name="Normal"><draw:frame draw:style-name="a0" draw:name="Picture 1" text:anchor-type="as-char" svg:x="0in" svg:y="0in" svg:width="6.26806in" svg:height="0.2840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Get employees.sql from Moodle and import it into MySQL.<text:s/></text:p>
      <text:p text:style-name="Normal"><text:s/></text:p>
      <text:p text:style-name="Normal">2. Print out the emp_no, first_name and a capitalised version of the employees last_name, using the same column names that are in the table for the first 10 employees returned from the database.<text:s/></text:p>
      <text:p text:style-name="Normal"><text:s/><text:span text:style-name="T2">select emp_no,first_name, upper(last_name) from employees limit 10;</text:span></text:p>
      <text:p text:style-name="Normal"/>
      <text:p text:style-name="Normal">3. Sort the employees table based on: • The length of last_name • Alphabetical order of last_name • The length of first_name • Alphabetical order of first_name<text:s/></text:p>
      <text:p text:style-name="Normal"><text:s/><text:span text:style-name="T3">select length(first_name),first_name,length(last_name),last_name from employees</text:span></text:p>
      <text:p text:style-name="Normal"><text:span text:style-name="T4">order by length(last_name),last_name,length(first_name),first_name;</text:span></text:p>
      <text:p text:style-name="Normal">4. Show all details of the first 10 employees returned from the database and an extra column called Initials that shows the employee’s initials.<text:s/></text:p>
      <text:p text:style-name="Normal"><text:s/><text:span text:style-name="T5">select *,substring(last_name,1,1) Initials from employees limit 10;</text:span></text:p>
      <text:p text:style-name="Normal">5. Show all details of all Females born in the 1950s and hired between September 1st 1988 and February 28th 1991.<text:s/></text:p>
      <text:p text:style-name="Normal"/>
      <text:p text:style-name="P6">select * from employees where substring(year(birth_date),1,3) = "195" and hire_date between "1988-09-01" and "1991-02-28"</text:p>
      <text:p text:style-name="Normal"><text:span text:style-name="T7">order by hire_date;</text:span></text:p>
      <text:p text:style-name="Normal"><text:s/></text:p>
      <text:p text:style-name="Normal">6. Show the average salary from the salaries table formatted to two decimal places. E.g. 12345.6789 should become 12,345.68.<text:s/></text:p>
      <text:p text:style-name="Normal"><text:span text:style-name="T8">select round(avg(salary),2) from salaries;</text:span></text:p>
      <text:p text:style-name="Normal"/>
      <text:p text:style-name="Normal"><text:s/></text:p>
      <text:p text:style-name="Normal">7. Show the emp_no and average salary for each employee formatted to two decimal places.<text:s/></text:p>
      <text:p text:style-name="Normal"><text:s/></text:p>
      <text:p text:style-name="P9">select avg(b.salary),a.emp_no,a.first_name from employees as a, salaries as b</text:p>
      <text:soft-page-break/>
      <text:p text:style-name="P10">where a.emp_no =b.emp_no</text:p>
      <text:p text:style-name="Normal"><text:span text:style-name="T11">group by a.emp_no</text:span></text:p>
      <text:p text:style-name="Normal">8. Show the emp_no and maximum salary for each employee formatted to two decimal places.<text:s/></text:p>
      <text:p text:style-name="Normal"/>
      <text:p text:style-name="P12">select format(max(b.salary),2),a.emp_no from employees as a, salaries as b</text:p>
      <text:p text:style-name="P13">where a.emp_no =b.emp_no</text:p>
      <text:p text:style-name="Normal"><text:span text:style-name="T14">group by a.emp_no;</text:span><text:s/></text:p>
      <text:p text:style-name="Normal">9. Show the emp_no and average salary formatted to two decimal places for the following employee numbers: 10001, 10021, 10033 and 10087. But only include in the average calculation salaries greater than 80,000.<text:s/></text:p>
      <text:p text:style-name="Normal">10. Show the emp_no and average salary rounded to the nearest whole number only for average salaries greater than 90,000.<text:s/></text:p>
      <text:p text:style-name="Normal"><text:s/></text:p>
      <text:p text:style-name="Normal">11. Show the following details, in the following order, for the first 15 employees, in emp_no order: ID, Title, Name, Surname, Gender. Title should be “Mr.” if the employee is Male, and “Ms.” if the employee is female. 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manathan subramaniyan</meta:initial-creator>
    <dc:creator>somanathan subramaniyan</dc:creator>
    <meta:creation-date>2019-02-10T17:56:00Z</meta:creation-date>
    <dc:date>2019-02-10T18:33:00Z</dc:date>
    <meta:template xlink:href="Normal" xlink:type="simple"/>
    <meta:editing-cycles>6</meta:editing-cycles>
    <meta:editing-duration>PT2220S</meta:editing-duration>
    <meta:document-statistic meta:page-count="2" meta:paragraph-count="4" meta:word-count="341" meta:character-count="2282" meta:row-count="16" meta:non-whitespace-character-count="1945"/>
  </office:meta>
</office:document-meta>
</file>